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200%"/>
    </style:style>
    <style:style style:name="P4" style:family="paragraph" style:parent-style-name="Standard">
      <style:paragraph-properties fo:margin-top="0in" fo:margin-bottom="0in" loext:contextual-spacing="false" fo:line-height="200%" fo:text-align="center" style:justify-single-word="false"/>
    </style:style>
    <style:style style:name="P5" style:family="paragraph" style:parent-style-name="Standard">
      <loext:graphic-properties draw:fill="solid" draw:fill-color="#ffffff"/>
      <style:paragraph-properties fo:margin-top="0in" fo:margin-bottom="0in" loext:contextual-spacing="false" fo:line-height="200%" fo:background-color="#ffffff"/>
    </style:style>
    <style:style style:name="P6" style:family="paragraph" style:parent-style-name="Standard">
      <style:paragraph-properties fo:margin-top="0in" fo:margin-bottom="0in" loext:contextual-spacing="false" fo:line-height="200%" fo:text-align="center" style:justify-single-word="false" fo:break-before="page"/>
    </style:style>
    <style:style style:name="P7" style:family="paragraph" style:parent-style-name="Standard">
      <loext:graphic-properties draw:fill="solid" draw:fill-color="#ffffff"/>
      <style:paragraph-properties fo:margin-top="0in" fo:margin-bottom="0in" loext:contextual-spacing="false" fo:line-height="200%" fo:break-before="page" fo:background-color="#ffffff"/>
    </style:style>
    <style:style style:name="P8" style:family="paragraph" style:parent-style-name="Standard">
      <style:paragraph-properties fo:margin-left="0in" fo:margin-right="0.5209in" fo:margin-top="0in" fo:margin-bottom="0in" loext:contextual-spacing="false" fo:line-height="100%" fo:text-align="end" style:justify-single-word="false" fo:text-indent="0in" style:auto-text-indent="false"/>
    </style:style>
    <style:style style:name="P9" style:family="paragraph" style:parent-style-name="Standard">
      <style:paragraph-properties fo:margin-left="0in" fo:margin-right="0in" fo:margin-top="0in" fo:margin-bottom="0in" loext:contextual-spacing="false" fo:line-height="200%" fo:text-indent="0in" style:auto-text-indent="false"/>
    </style:style>
    <style:style style:name="P10" style:family="paragraph" style:parent-style-name="Standard">
      <style:paragraph-properties fo:margin-left="0in" fo:margin-right="0in" fo:margin-top="0in" fo:margin-bottom="0in" loext:contextual-spacing="false" fo:line-height="200%" fo:text-indent="0.5in" style:auto-text-indent="false"/>
    </style:style>
    <style:style style:name="P11" style:family="paragraph" style:parent-style-name="Standard">
      <loext:graphic-properties draw:fill="solid" draw:fill-color="#ffffff"/>
      <style:paragraph-properties fo:margin-left="0in" fo:margin-right="0in" fo:margin-top="0in" fo:margin-bottom="0in" loext:contextual-spacing="false" fo:line-height="200%" fo:text-indent="0.5in" style:auto-text-indent="false" fo:background-color="#ffffff"/>
    </style:style>
    <style:style style:name="P12" style:family="paragraph" style:parent-style-name="Standard" style:master-page-name="Standard">
      <style:paragraph-properties fo:margin-top="0in" fo:margin-bottom="0in" loext:contextual-spacing="false" fo:line-height="200%" fo:text-align="center" style:justify-single-word="false" style:page-number="1"/>
    </style:style>
    <style:style style:name="P13" style:family="paragraph" style:parent-style-name="Standard" style:list-style-name="WWNum1">
      <loext:graphic-properties draw:fill="solid" draw:fill-color="#ffffff"/>
      <style:paragraph-properties fo:margin-left="1in" fo:margin-right="0in" fo:margin-top="0in" fo:margin-bottom="0in" loext:contextual-spacing="true" fo:line-height="200%" fo:text-indent="-0.25in" style:auto-text-indent="false" fo:background-color="#ffffff"/>
    </style:style>
    <style:style style:name="P14" style:family="paragraph" style:parent-style-name="Standard" style:list-style-name="WWNum1">
      <loext:graphic-properties draw:fill="solid" draw:fill-color="#ffffff"/>
      <style:paragraph-properties fo:margin-left="1in" fo:margin-right="0in" fo:margin-top="0in" fo:margin-bottom="0in" loext:contextual-spacing="true" fo:line-height="200%" fo:text-indent="-0.25in" style:auto-text-indent="false" fo:background-color="#ffffff"/>
      <style:text-properties officeooo:paragraph-rsid="001e6b36"/>
    </style:style>
    <style:style style:name="P15" style:family="paragraph" style:parent-style-name="Standard">
      <loext:graphic-properties draw:fill="solid" draw:fill-color="#ffffff"/>
      <style:paragraph-properties fo:margin-left="0in" fo:margin-right="0in" fo:margin-top="0in" fo:margin-bottom="0in" loext:contextual-spacing="false" fo:line-height="200%" fo:text-indent="0in" style:auto-text-indent="false" fo:background-color="#ffffff"/>
      <style:text-properties officeooo:rsid="001e6b36" officeooo:paragraph-rsid="001e6b36"/>
    </style:style>
    <style:style style:name="P16" style:family="paragraph" style:parent-style-name="Standard" style:list-style-name="WWNum1">
      <loext:graphic-properties draw:fill="solid" draw:fill-color="#ffffff"/>
      <style:paragraph-properties fo:margin-top="0in" fo:margin-bottom="0in" loext:contextual-spacing="true" fo:line-height="200%" fo:background-color="#ffffff"/>
      <style:text-properties officeooo:paragraph-rsid="001e6b36"/>
    </style:style>
    <style:style style:name="P17" style:family="paragraph" style:parent-style-name="Standard" style:list-style-name="WWNum1">
      <loext:graphic-properties draw:fill="solid" draw:fill-color="#ffffff"/>
      <style:paragraph-properties fo:margin-left="0in" fo:margin-right="0in" fo:margin-top="0in" fo:margin-bottom="0in" loext:contextual-spacing="true" fo:line-height="200%" fo:text-indent="0in" style:auto-text-indent="false" fo:background-color="#ffffff"/>
      <style:text-properties officeooo:paragraph-rsid="001e6b36"/>
    </style:style>
    <style:style style:name="P18" style:family="paragraph" style:parent-style-name="Standard" style:list-style-name="WWNum1">
      <loext:graphic-properties draw:fill="solid" draw:fill-color="#ffffff"/>
      <style:paragraph-properties fo:margin-left="0in" fo:margin-right="0in" fo:margin-top="0in" fo:margin-bottom="0in" loext:contextual-spacing="true" fo:line-height="200%" fo:text-indent="0in" style:auto-text-indent="false" fo:background-color="#ffffff"/>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officeooo:rsid="001e6b36"/>
    </style:style>
    <style:style style:name="T5" style:family="text">
      <style:text-properties officeooo:rsid="001eb1cf"/>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y First Rust Program</text:p>
      <text:p text:style-name="P4">by Nathan Bradley</text:p>
      <text:p text:style-name="P15"/>
      <text:p text:style-name="P11">Table of contents</text:p>
      <text:section text:style-name="Sect1" text:name="TextSection">
        <text:list xml:id="list6108760510321524017" text:style-name="WWNum1">
          <text:list-item>
            <text:p text:style-name="P14">Report Summary</text:p>
            <text:p text:style-name="P17"/>
          </text:list-item>
          <text:list-item>
            <text:p text:style-name="P13">Introduction</text:p>
            <text:p text:style-name="P18"/>
          </text:list-item>
          <text:list-item>
            <text:p text:style-name="P13">Background</text:p>
            <text:p text:style-name="P18"/>
          </text:list-item>
          <text:list-item>
            <text:p text:style-name="P13">Development</text:p>
            <text:p text:style-name="P18"/>
          </text:list-item>
          <text:list-item>
            <text:p text:style-name="P13">Further Expansion</text:p>
            <text:p text:style-name="P18"/>
          </text:list-item>
          <text:list-item>
            <text:p text:style-name="P14">Conclusion</text:p>
            <text:p text:style-name="P17"/>
          </text:list-item>
          <text:list-item>
            <text:p text:style-name="P16">Attributions and References</text:p>
          </text:list-item>
        </text:list>
        <text:p text:style-name="P5">p. 2</text:p>
        <text:p text:style-name="P5">p. 2</text:p>
        <text:p text:style-name="P5">p. 2</text:p>
        <text:p text:style-name="P5">p. 3</text:p>
        <text:p text:style-name="P5">p. <text:span text:style-name="T4">5</text:span></text:p>
        <text:p text:style-name="P5">p. <text:span text:style-name="T4">5</text:span></text:p>
        <text:p text:style-name="P5">p. 7</text:p>
      </text:section>
      <text:p text:style-name="P6">My First Rust Program</text:p>
      <text:p text:style-name="P4">by Nathan Bradley</text:p>
      <text:p text:style-name="P4"/>
      <text:p text:style-name="P11">This report outlines the steps, resources, and hurdles that occurred during the process of creating a simple custom data structure in Rust.</text:p>
      <text:p text:style-name="P5"><text:tab/>The project given to the class by Professor Haiduk was to implement and test a data structure in Rust matching the equivalent in three other programming languages. The purpose of this project is to showcase the variations of implementation of the data structure in Rust, something that became evident as each student presented their program. It is also intended to demonstrate the three promises of Rust; safety, concurrency, and efficiency. While concurrency did not fit the scope of the project, safety and efficiency were a focus throughout. What is meant by safety is preventing undefined behavior such as accessing invalid data. In Rust this is practically impossible.</text:p>
      <text:p text:style-name="P5"><text:tab/>In the two months leading to the project the class was thoroughly engrossed in reading <text:span text:style-name="T1">Programming Rust</text:span> by Jim Blandy and Jason Orendorff. This book emphasized the capabilities and nuances that Rust had to offer. I had to reference this book several times before and after the project was assigned.</text:p>
      <text:p text:style-name="P5"><text:tab/>There are a few quirks about Rust that were particularly annoying. The first was how methods could not have the same name even if they had different arguments. This was easy to work around. The second annoyance was where a variable could not be changed if a different context were referencing it. This prompted a few creative solutions. Another is how arrays must have an explicit size at compile time. This means that one can not declare an array using a variable size. Vectors are substituted in this <text:soft-page-break/>case. Finally, arrays and vectors must be initialized filled with a default value. This is to prevent access of uninitialized data but it was still difficult to work with.</text:p>
      <text:p text:style-name="P5"><text:tab/>Professor Haiduk provided the complete code examples in Python, Java, and C++. I am confident in each of these languages so I was able to understand and derive the code to Rust usually with no problems. C++ was particularly helpful as Rust’s syntax is similar to it.</text:p>
      <text:p text:style-name="P5"><text:tab/>The data structure is a simple one. It stores data of a same type, one at a time, and releases it when directed. It can also print its contents and search for a given value if it is within it. Comparison, merging, cloning, and hashing are also functionalities that were enacted.</text:p>
      <text:p text:style-name="P5"><text:tab/>I have worked on this kind of data structure before in a previous class, CS 3305. In that class I also had a similar project of writing and testing a generic binary search tree in Java based on a C++ analog. While the current project does not behave like a BST for the majority, I could still draw heavily from the experience.</text:p>
      <text:p text:style-name="P3"><text:tab/>I started with translating <text:span text:style-name="T2">DoubleArrayBag.java</text:span> into Rust as an generic structure. The decision to jump straight into generic implementation was to familiarize myself early with the potential pitfalls that it might set me though. I also had experience with generics in other programming languages, so I felt confident in keeping in mind the constraints that they could have. The translation mostly involved restructuring how the methods were laid out, being as Rust has a drastically different syntax in that regard.</text:p>
      <text:p text:style-name="P10">Methods in <text:span text:style-name="T2">bag2.cxx</text:span> that were missing in <text:span text:style-name="T2">DoubleArrayBag.java</text:span> were also implemented. These include overloaded operators like add-assign and equals comparison.</text:p>
      <text:p text:style-name="P9">If a method had a corresponding trait it was implemented as that trait. These methods include the <text:soft-page-break/>previously mentioned operator overload methods but also include hashing and print methods.</text:p>
      <text:p text:style-name="P10"><text:span text:style-name="T2">bagexam.cxx</text:span> was next to be translated into Rust. It was long and tedious but did not have many problems. I had expected passing a method as an argument to a function would be problematic but the actual realization was straight forward. A significant hurdle was having text outputted during a test where it was omitted normally. Despite this achievement, I later removed all output considering how this portion is intended to test the data structure, not to be verbose about those tests.</text:p>
      <text:p text:style-name="P10"><text:span text:style-name="T2">bagtest.cxx</text:span> was then translated into Rust. Unlike <text:span text:style-name="T2">bagexam</text:span> this was relatively simple. I was shocked to find that Rust did not have a simple input function, so I had to make one myself.</text:p>
      <text:p text:style-name="P10">After the first class presentation of our projects I reevaluated most of the methods in the data structure for a better way to code them, specifically for the use of iteration functions. This improved a few of the methods implemented, but even fewer, like removing all occurrences of a value, were actually hindered by such changes. Other methods like returning the size of the structure had no improvement to attempt, it was already simple and efficient.</text:p>
      <text:p text:style-name="P10">Partway through the project we were asked to add the iterator trait to the data structure. Adding it was a bit tricky. It involved reference lifetimes, which was not used in any other part of the program. This alien characteristic gave me more problems than any other individual part of the project. After finally understanding this concept I was able to implement a few iterator functions as well as construct a section in <text:span text:style-name="T2">bagexam</text:span> to test it.</text:p>
      <text:p text:style-name="P10">We were also asked to make a generic version of the data structure modeled after a non-generic version. Seeing as I had already implemented the generic version I instead had to do the reverse and make a non-generic version. There were only a few changes to make the conversion.</text:p>
      <text:p text:style-name="P10"><text:soft-page-break/>I went beyond, but not contrary to, the given specifications to add an extra third party module. I did this to gain a personal insight to importing modules. The particular module imported added several traits that matched many of the functions that most of the standard library data structures already implement, such as returning the length of the structure or testing if the structure is empty. I expect that these traits will eventually be added to the standard library in the future.</text:p>
      <text:p text:style-name="P10">Finally, I added professional looking documentation. I modeled my documentation after a combination of documentation found in <text:span text:style-name="T2">DoubleArrayBag.java</text:span> and the official documentation of Rust’s standard library vector. I feel that my documentation might seem excessive seeing as at times it is more verbose than the official ones.</text:p>
      <text:p text:style-name="P10">Documentation naturally describes the code it is written for. In Rust it can also be formatted to form specified paragraphs, breaks, and even snippets of example code. I added all of this that I could, even going as far as alerting if a method had the potential to cause an error or even a crash. Rust’s documentation can even be published online, which would be extremely useful if this was to be published as a module itself.</text:p>
      <text:p text:style-name="P5"><text:tab/>This completes the translation of the project, but like any programming project it can be expanded indefinitely with endless features. Countless traits could be added to give it enhanced capabilities, even the documentation can be expanded upon. But this goes beyond the scope and intentions of this project, which was to gain insights in developing in Rust while constructing a data structure based on a blueprint.</text:p>
      <text:p text:style-name="P5"><text:tab/>Rust is in no way a simple language. Implementing a simple project such as this involved lots of time and incurred many problems. For its promises of safety, concurrency, and efficiency it had <text:soft-page-break/>many more barriers to enforce those promises. For anyone interested in learning this language I would recommend five years of confident proficiency with at least two other languages, particularly C++, and lots of motivation. I would not recommend creating a formal pre-graduate class for the pursuit of learning Rust.</text:p>
      <text:p text:style-name="P7"><text:tab/>Attributions and References:</text:p>
      <text:p text:style-name="P5"><text:tab/><text:span text:style-name="T1">The Bag</text:span> program, for which this project is modeled after, by Michael Main and H. Paul Haiduk, for whom directed and guided us during this project.</text:p>
      <text:p text:style-name="P3"><text:tab/><text:span text:style-name="T1">Programming Rust</text:span> by Jim Blandy and Jason Orendorff (O’Reilly). Copyright 2018 Jim Blandy and Jason Orendorff, 978-1-491-92728-1.</text:p>
      <text:p text:style-name="P3"><text:tab/><text:a xlink:type="simple" xlink:href="https://doc.rust-lang.org/" text:style-name="Internet_20_link" text:visited-style-name="Visited_20_Internet_20_Link"><text:span text:style-name="T3">https://doc.rust-lang.org/</text:span></text:a></text:p>
      <text:p text:style-name="P3"><text:tab/><text:a xlink:type="simple" xlink:href="https://internals.rust-lang.org/" text:style-name="Internet_20_link" text:visited-style-name="Visited_20_Internet_20_Link"><text:span text:style-name="T3">https://internals.rust-lang.org/</text:span></text:a></text:p>
      <text:p text:style-name="P3"><text:tab/><text:a xlink:type="simple" xlink:href="https://docs.rs/" text:style-name="Internet_20_link" text:visited-style-name="Visited_20_Internet_20_Link"><text:span text:style-name="T3">https://docs.rs/</text:span></text:a></text:p>
      <text:p text:style-name="P3"><text:tab/><text:a xlink:type="simple" xlink:href="https://stackoverflow.com/" text:style-name="Internet_20_link" text:visited-style-name="Visited_20_Internet_20_Link"><text:span text:style-name="T3">https://stackoverflow.com/</text:span></text:a></text:p>
      <text:p text:style-name="P3"><text:tab/><text:a xlink:type="simple" xlink:href="https://www.reddit.com/r/rust/" text:style-name="Internet_20_link" text:visited-style-name="Visited_20_Internet_20_Link"><text:span text:style-name="T3">https://www.reddit.com/r/rust/</text:span></text:a></text:p>
      <text:p text:style-name="P3"><text:tab/><text:a xlink:type="simple" xlink:href="https://www.google.com/" text:style-name="Internet_20_link" text:visited-style-name="Visited_20_Internet_20_Link"><text:span text:style-name="T3">https://www.google.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5in" fo:margin-left="-0.0813in" fo:margin-top="0in" fo:margin-bottom="0in" table:align="left" style:shadow="none"/>
    </style:style>
    <style:style style:name="Table1.A" style:family="table-column">
      <style:table-column-properties style:column-width="4.6451in"/>
    </style:style>
    <style:style style:name="Table1.B" style:family="table-column">
      <style:table-column-properties style:column-width="2.8549in"/>
    </style:style>
    <style:style style:name="Table1.1" style:family="table-row">
      <style:table-row-properties style:min-row-height="0.3056in" fo:keep-together="auto"/>
    </style:style>
    <style:style style:name="Table1.A1" style:family="table-cell">
      <style:table-cell-properties style:vertical-align="" fo:background-color="transparent" fo:padding="0.0694in" fo:border-left="0.05pt solid #ffffff" fo:border-right="none" fo:border-top="0.05pt solid #ffffff" fo:border-bottom="0.05pt solid #ffffff">
        <style:background-image/>
      </style:table-cell-properties>
    </style:style>
    <style:style style:name="Table1.B1" style:family="table-cell">
      <style:table-cell-properties style:vertical-align="" fo:background-color="transparent" fo:padding="0.0694in" fo:border="0.05pt solid #ffffff">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background-color="transparent" fo:padding="0.0694in" fo:border-left="0.05pt solid #ffffff" fo:border-right="none" fo:border-top="none" fo:border-bottom="0.05pt solid #ffffff">
        <style:background-image/>
      </style:table-cell-properties>
    </style:style>
    <style:style style:name="Table1.B2" style:family="table-cell">
      <style:table-cell-properties style:vertical-align="" fo:background-color="transparent" fo:padding="0.0694in" fo:border-left="0.05pt solid #ffffff" fo:border-right="0.05pt solid #ffffff" fo:border-top="none" fo:border-bottom="0.05pt solid #ffffff">
        <style:background-image/>
      </style:table-cell-properties>
    </style:style>
    <style:style style:name="Table1.3" style:family="table-row">
      <style:table-row-properties fo:keep-together="auto"/>
    </style:style>
    <style:style style:name="MP1"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in" fo:margin-bottom="0in" loext:contextual-spacing="false" fo:line-height="100%"/>
    </style:style>
    <style:style style:name="MP3" style:family="paragraph" style:parent-style-name="Standard">
      <style:paragraph-properties fo:margin-left="0in" fo:margin-right="0.5209in" fo:margin-top="0in" fo:margin-bottom="0in" loext:contextual-spacing="false" fo:line-height="100%" fo:text-align="end" style:justify-single-word="false" fo:text-indent="0in" style:auto-text-indent="false"/>
    </style:style>
    <style:style style:name="MT1" style:family="text">
      <style:text-properties officeooo:rsid="001eb1cf"/>
    </style:style>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2392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98in" fo:margin-left="0in" fo:margin-right="0in" fo:margin-bottom="0.7508in" style:dynamic-spacing="true"/>
      </style:header-style>
      <style:footer-style/>
    </style:page-layout>
    <style:page-layout style:name="Mpm2">
      <style:page-layout-properties fo:page-width="8.5in" fo:page-height="11in" style:num-format="1" style:print-orientation="portrait" fo:margin-top="0.7898in" fo:margin-bottom="0.7898in" fo:margin-left="0.7898in" fo:margin-right="0.7898in" style:writing-mode="lr-tb" style:layout-grid-color="#c0c0c0" style:layout-grid-lines="2392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CS 4392 Special Topics in CS</text:p>
            </table:table-cell>
            <table:table-cell table:style-name="Table1.B1" office:value-type="string">
              <text:p text:style-name="MP3">Nathan Bradley</text:p>
            </table:table-cell>
          </table:table-row>
          <table:table-row table:style-name="Table1.2">
            <table:table-cell table:style-name="Table1.A2" office:value-type="string">
              <text:p text:style-name="MP2">The Rust Programming Language</text:p>
            </table:table-cell>
            <table:table-cell table:style-name="Table1.B2" office:value-type="string">
              <text:p text:style-name="MP3"><text:span text:style-name="MT1">6</text:span>.May.2018</text:p>
            </table:table-cell>
          </table:table-row>
          <table:table-row table:style-name="Table1.3">
            <table:table-cell table:style-name="Table1.A2" office:value-type="string">
              <text:p text:style-name="MP2">Haiduk</text:p>
            </table:table-cell>
            <table:table-cell table:style-name="Table1.B2" office:value-type="string">
              <text:p text:style-name="MP3">Page <text:page-number text:select-page="current">7</text:page-number> of <text:page-count>7</text:page-count></text:p>
            </table:table-cell>
          </table:table-row>
        </table:table>
        <text:p text:style-name="MP1"/>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6T12:06:02.752331022</dc:date>
    <meta:editing-duration>PT14M25S</meta:editing-duration>
    <meta:editing-cycles>2</meta:editing-cycles>
    <meta:document-statistic meta:table-count="1" meta:image-count="0" meta:object-count="0" meta:page-count="7" meta:paragraph-count="54" meta:word-count="1375" meta:character-count="8328" meta:non-whitespace-character-count="6996"/>
  </office:meta>
</office:document-meta>
</file>